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2132in" table:align="center" style:writing-mode="lr-tb"/>
    </style:style>
    <style:style style:name="Table1.A" style:family="table-column">
      <style:table-column-properties style:column-width="2.2132in"/>
    </style:style>
    <style:style style:name="Table1.1" style:family="table-row">
      <style:table-row-properties style:min-row-height="0.2944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ize="10pt" style:font-size-asian="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fo:font-weight="bold" style:font-size-asian="10pt" style:font-weight-asian="bold" style:font-weight-complex="bold"/>
    </style:style>
    <style:style style:name="P5" style:family="paragraph" style:parent-style-name="Standard">
      <style:paragraph-properties fo:text-align="center" style:justify-single-word="false" style:snap-to-layout-grid="false"/>
      <style:text-properties fo:font-weight="bold" officeooo:rsid="000c8072" officeooo:paragraph-rsid="000c8072" style:font-weight-asian="bold" style:font-weight-complex="bold"/>
    </style:style>
    <style:style style:name="P6" style:family="paragraph" style:parent-style-name="Standard">
      <style:paragraph-properties fo:text-align="center" style:justify-single-word="false"/>
      <style:text-properties fo:font-size="10pt" officeooo:rsid="000c8072" officeooo:paragraph-rsid="000c8072" style:font-size-asian="10pt"/>
    </style:style>
    <style:style style:name="P7" style:family="paragraph" style:parent-style-name="Standard">
      <style:paragraph-properties fo:text-align="center" style:justify-single-word="false"/>
      <style:text-properties fo:font-size="10pt" officeooo:rsid="000d536c" officeooo:paragraph-rsid="000d536c" style:font-size-asian="10pt"/>
    </style:style>
    <style:style style:name="P8" style:family="paragraph" style:parent-style-name="Standard">
      <style:paragraph-properties fo:text-align="justify" style:justify-single-word="false"/>
      <style:text-properties fo:font-size="10pt" officeooo:paragraph-rsid="00188f66" style:font-size-asian="10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justify" style:justify-single-word="false"/>
      <style:text-properties fo:font-size="10pt" officeooo:rsid="00108b1e" officeooo:paragraph-rsid="00108b1e" style:font-size-asian="10pt"/>
    </style:style>
    <style:style style:name="P11" style:family="paragraph" style:parent-style-name="Standard">
      <style:paragraph-properties fo:text-align="justify" style:justify-single-word="false"/>
      <style:text-properties fo:font-size="10pt" officeooo:paragraph-rsid="0014da9f" style:font-size-asian="10pt"/>
    </style:style>
    <style:style style:name="P12" style:family="paragraph" style:parent-style-name="Standard">
      <style:paragraph-properties fo:text-align="justify" style:justify-single-word="false"/>
      <style:text-properties fo:font-size="10pt" officeooo:paragraph-rsid="000f3800" style:font-size-asian="10pt"/>
    </style:style>
    <style:style style:name="P13" style:family="paragraph" style:parent-style-name="Standard">
      <style:paragraph-properties fo:text-align="justify" style:justify-single-word="false"/>
      <style:text-properties fo:font-size="10pt" fo:font-weight="bold" style:font-size-asian="10pt" style:font-weight-asian="bold"/>
    </style:style>
    <style:style style:name="P14" style:family="paragraph" style:parent-style-name="Standard">
      <style:paragraph-properties fo:text-align="justify" style:justify-single-word="false"/>
      <style:text-properties fo:font-size="10pt" fo:font-weight="bold" style:font-size-asian="10pt" style:font-weight-asian="bold" style:font-weight-complex="bold"/>
    </style:style>
    <style:style style:name="P15" style:family="paragraph" style:parent-style-name="Standard">
      <style:paragraph-properties fo:text-align="justify" style:justify-single-word="false"/>
      <style:text-properties fo:font-size="10pt" fo:font-weight="normal" officeooo:rsid="00108b1e" officeooo:paragraph-rsid="00124b2c" style:font-size-asian="10pt" style:font-weight-asian="normal" style:font-weight-complex="normal"/>
    </style:style>
    <style:style style:name="P16" style:family="paragraph" style:parent-style-name="Standard">
      <style:text-properties fo:font-size="10pt" fo:font-weight="normal" officeooo:paragraph-rsid="0014da9f" style:font-size-asian="10pt" style:font-weight-asian="normal" style:font-weight-complex="normal"/>
    </style:style>
    <style:style style:name="P17" style:family="paragraph" style:parent-style-name="Standard">
      <style:paragraph-properties fo:text-align="justify" style:justify-single-word="false"/>
      <style:text-properties fo:font-size="10pt" fo:font-weight="normal" officeooo:paragraph-rsid="00124b2c" style:font-size-asian="10pt" style:font-weight-asian="normal" style:font-weight-complex="normal"/>
    </style:style>
    <style:style style:name="P18" style:family="paragraph" style:parent-style-name="Standard">
      <style:paragraph-properties fo:text-align="justify" style:justify-single-word="false"/>
      <style:text-properties fo:font-size="10pt" fo:language="pt" fo:country="BR" officeooo:paragraph-rsid="001a1851" style:font-size-asian="10pt"/>
    </style:style>
    <style:style style:name="P19" style:family="paragraph" style:parent-style-name="Standard">
      <style:paragraph-properties fo:break-before="column"/>
      <style:text-properties fo:font-size="10pt" fo:font-weight="normal" officeooo:paragraph-rsid="0014da9f" style:font-size-asian="10pt" style:font-weight-asian="normal" style:font-weight-complex="normal"/>
    </style:style>
    <style:style style:name="P20" style:family="paragraph" style:parent-style-name="Title" style:master-page-name="Standard">
      <style:paragraph-properties style:page-number="auto"/>
    </style:style>
    <style:style style:name="P21" style:family="paragraph" style:parent-style-name="Heading_20_1">
      <style:paragraph-properties fo:margin-top="0.0835in" fo:margin-bottom="0in" fo:text-align="start" style:justify-single-word="false"/>
      <style:text-properties fo:font-size="10pt" style:font-size-asian="10pt" style:font-size-complex="10pt"/>
    </style:style>
    <style:style style:name="P22" style:family="paragraph" style:parent-style-name="Heading_20_2">
      <style:paragraph-properties fo:text-align="justify" style:justify-single-word="false"/>
    </style:style>
    <style:style style:name="T1" style:family="text">
      <style:text-properties fo:language="pt" fo:country="BR"/>
    </style:style>
    <style:style style:name="T2" style:family="text">
      <style:text-properties officeooo:rsid="000c8072"/>
    </style:style>
    <style:style style:name="T3" style:family="text">
      <style:text-properties officeooo:rsid="000f3800"/>
    </style:style>
    <style:style style:name="T4" style:family="text">
      <style:text-properties officeooo:rsid="00108b1e"/>
    </style:style>
    <style:style style:name="T5" style:family="text">
      <style:text-properties officeooo:rsid="00124b2c"/>
    </style:style>
    <style:style style:name="T6" style:family="text">
      <style:text-properties officeooo:rsid="0012ea6c"/>
    </style:style>
    <style:style style:name="T7" style:family="text">
      <style:text-properties officeooo:rsid="0014da9f"/>
    </style:style>
    <style:style style:name="T8" style:family="text">
      <style:text-properties officeooo:rsid="0016bf41"/>
    </style:style>
    <style:style style:name="T9" style:family="text">
      <style:text-properties officeooo:rsid="00188f66"/>
    </style:style>
    <style:style style:name="T10" style:family="text">
      <style:text-properties officeooo:rsid="001a1851"/>
    </style:style>
    <style:style style:name="T11" style:family="text">
      <style:text-properties fo:font-style="italic" officeooo:rsid="001a1851" style:font-style-asian="italic" style:font-style-complex="italic"/>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2" fo:column-gap="0.4in">
          <style:column style:rel-width="32767*" fo:start-indent="0in" fo:end-indent="0.2in"/>
          <style:column style:rel-width="32768*" fo:start-indent="0.2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text:span text:style-name="T2">eapots Can Fly: 3D Graphics for Web Programmers</text:span></text:p>
      <text:p text:style-name="P1"/>
      <text:section text:style-name="Sect1" text:name="Section1">
        <table:table table:name="Table1" table:style-name="Table1">
          <table:table-column table:style-name="Table1.A"/>
          <table:table-row table:style-name="Table1.1">
            <table:table-cell table:style-name="Table1.A1" office:value-type="string">
              <text:p text:style-name="P5">Kelley Nielsen</text:p>
              <text:p text:style-name="P6">Salticid Software</text:p>
              <text:p text:style-name="P7">kelleynnn@gmail.com</text:p>
            </table:table-cell>
          </table:table-row>
        </table:table>
      </text:section>
      <text:section text:style-name="Sect1" text:name="Section2">
        <text:h text:style-name="Heading_20_2" text:outline-level="2"/>
        <text:p text:style-name="Standard"/>
      </text:section>
      <text:section text:style-name="Sect2" text:name="Section3">
        <text:h text:style-name="P22" text:outline-level="2">Abstract</text:h>
        <text:p text:style-name="P12"><text:span text:style-name="T3">It is now possible to create stunning 3D graphics that run directly in a web browser. Most web programmers, however, have never studied the high magical art of 3D graphics programming, and for good reasons. The good news is that they don't have to. Libraries, such as the popular three.js, make 3D graphics programming accessible to anyone with a few web programming and spatial </text:span><text:span text:style-name="T8">reasoning</text:span><text:span text:style-name="T3"> skills.</text:span></text:p>
        <text:p text:style-name="P2"/>
        <text:p text:style-name="P4">Introduction</text:p>
        <text:p text:style-name="P8"><text:span text:style-name="T9">As a former "not visual" person who became fascinated with screen savers and logos, I know the joy of learning to see.. I also know the misconception of women as lacking in spatial reasoning skills, and I know first hand how unfair it is. Spatial reasoning is a skill to be learned, just like any other skill. Creating beautiful 3D images is a fun, empowering way to do it.</text:span></text:p>
        <text:h text:style-name="P21" text:outline-level="1">Audience</text:h>
        <text:p text:style-name="P16"><text:span text:style-name="T7">Web developers, game developers, architects, designers, engineers, scientists, and anyone who wants to make an impact with 3D graphics.</text:span></text:p>
        <text:p text:style-name="P16"><text:span text:style-name="T7"/></text:p>
        <text:p text:style-name="P16"><text:span text:style-name="T7">This is an Intermediate level talk. Attendees should have a basic working knowledge of Javascript and HTML.</text:span></text:p>
        <text:p text:style-name="P16"><text:span text:style-name="T7"/></text:p>
        <text:p text:style-name="P19"><text:span text:style-name="T7"/></text:p>
        <text:p text:style-name="P4">Outcomes</text:p>
        <text:p text:style-name="P17"><text:span text:style-name="T5">Attendees will gain an overview of what the three.js library does, how it is used, and </text:span><text:span text:style-name="T6">how</text:span><text:span text:style-name="T5"> to create a simple animation with it. </text:span></text:p>
        <text:p text:style-name="P15"><text:span text:style-name="T5"/></text:p>
        <text:p text:style-name="P13">Bio</text:p>
        <text:p text:style-name="P11"><text:span text:style-name="T4">Kelley Nielsen is the sole developer of Android apps at Salticid Software, and the author of the Xtra Screen Hacks collection of screen savers for Linux. She has a B.S. in Computer Science from UCSC. </text:span></text:p>
        <text:p text:style-name="P10"/>
        <text:h text:style-name="Heading_20_3" text:outline-level="3"><text:span text:style-name="T1">References &amp; Bibliography </text:span></text:h>
        <text:p text:style-name="P18"><text:span text:style-name="T10">Three.js documentation </text:span><text:a xlink:type="simple" xlink:href="http://mrdoob.github.com/three.js/"><text:span text:style-name="T10">http://mrdoob.github.com/three.js/</text:span></text:a></text:p>
        <text:p text:style-name="P18"><text:span text:style-name="T11">WebGL Up And Running</text:span><text:span text:style-name="T10">, Tony Parisi, O'Reilly</text:span></text:p>
        <text:p text:style-name="P18"><text:span text:style-name="T10">An Introduction to WebGL, Luz Caballero </text:span><text:a xlink:type="simple" xlink:href="http://dev.opera.com/articles/view/an-introduction-to-webgl/"><text:span text:style-name="T10">http://dev.opera.com/articles/view/an-introduction-to-webgl/</text:span></text:a><text:span text:style-name="T10">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font-weight-complex="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0pt" fo:font-weight="bold" style:font-size-asian="10pt"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initial-creator>Jill Lavelle</meta:initial-creator>
    <meta:creation-date>2013-01-11T13:14:00</meta:creation-date>
    <dc:creator>kelleyn </dc:creator>
    <dc:date>2013-03-15T23:53:31</dc:date>
    <meta:editing-cycles>16</meta:editing-cycles>
    <meta:editing-duration>PT04H24M15S</meta:editing-duration>
    <meta:generator>OpenOffice.org/3.2$Unix OpenOffice.org_project/320m19$Build-9505</meta:generator>
    <meta:document-statistic meta:table-count="1" meta:image-count="0" meta:object-count="0" meta:page-count="1" meta:paragraph-count="19" meta:word-count="268" meta:character-count="1704"/>
    <meta:user-defined meta:name="Info 1"/>
    <meta:user-defined meta:name="Info 2"/>
    <meta:user-defined meta:name="Info 3"/>
    <meta:user-defined meta:name="Info 4"/>
  </office:meta>
</office:document-meta>
</file>